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paragraph-rsid="0008da1a"/>
    </style:style>
    <style:style style:name="P2" style:family="paragraph" style:parent-style-name="Text_20_body">
      <style:paragraph-properties fo:margin-left="0cm" fo:margin-right="0cm" fo:margin-top="0cm" fo:margin-bottom="0.423cm" loext:contextual-spacing="false" style:line-height-at-least="0.661cm" fo:text-align="end" style:justify-single-word="false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paragraph-rsid="0008da1a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61cm" fo:text-align="start" style:justify-single-word="false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loext:contextual-spacing="false" style:line-height-at-least="0.661cm" fo:text-align="justify" style:justify-single-word="false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423cm" loext:contextual-spacing="false" style:line-height-at-least="0.661cm" fo:text-align="justify" style:justify-single-word="false" fo:widows="1" fo:text-indent="0cm" style:auto-text-indent="false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8da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inador de - Sede Ciudad de Panamá Panamá, </text:p>
      <text:p text:style-name="P1"/>
      <text:p text:style-name="P2">República de Panamá 27 de Febrero de 2012</text:p>
      <text:p text:style-name="P3"/>
      <text:p text:style-name="P3"/>
      <text:p text:style-name="P3">A quien concierne,</text:p>
      <text:p text:style-name="P4">Estimado(a): En primer lugar quiero enviarles un cordial saludo y rogarles que no se tomen a mal que me dirija a ustedes con esta carta, sin tener el gusto de conocerles previamente.</text:p>
      <text:p text:style-name="P4">El motivo por el que lo hago es para solicitarles su colaboración en el <text:span text:style-name="T3">evento que estaremos realizando en el mes de agosto, Linux Day.</text:span></text:p>
      <text:p text:style-name="P4">Es de sobra conocido por todos que su empresa representa un ícono social y es por ello que solicitamos un acuerdo de patrocinio con ustedes. El patrocinio consiste en el pago de . Adjunto está un documento con la cotización pertinente.</text:p>
      <text:p text:style-name="P5"><text:span text:style-name="T1">Si están interesados en la propuesta, les ruego encarecidamente que me contesten con una respuesta positiva o negativa, o se pongan en contacto conmigo a través de mi móvil 61251563 o por medio de mi correo electrónico </text:span><text:a xlink:type="simple" xlink:href="mailto:abdel.g.martinez.l@gmail.com" text:style-name="Internet_20_link" text:visited-style-name="Visited_20_Internet_20_Link">abdel.g.martinez.l@gmail.com</text:a><text:span text:style-name="T2"> </text:span><text:span text:style-name="T1">para poder concertar una cita.</text:span></text:p>
      <text:p text:style-name="P4">Les agradezco su tiempo y las molestias que pudiera ocasionarle.</text:p>
      <text:p text:style-name="P4">Atentamente,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A" style:letter-kerning="true" style:font-name-asian="Tahoma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A" style:letter-kerning="true" style:font-name-asian="Tahoma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9:07:44.929458139</meta:creation-date>
    <dc:date>2016-05-11T19:13:40.531852642</dc:date>
    <meta:editing-duration>PT5M56S</meta:editing-duration>
    <meta:editing-cycles>1</meta:editing-cycles>
    <meta:generator>LibreOffice/5.1.1.1$Linux_X86_64 LibreOffice_project/c43cb650e9c145b181321ea547d38296db70f36e</meta:generator>
    <meta:document-statistic meta:table-count="0" meta:image-count="0" meta:object-count="0" meta:page-count="1" meta:paragraph-count="9" meta:word-count="171" meta:character-count="1012" meta:non-whitespace-character-count="849"/>
  </office:meta>
</office:document-meta>
</file>